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3557603B2AC0500F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1.252cm, 4.156cm, 9.381cm, 2.344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019cm" svg:height="20.5cm" svg:x="0.992cm" svg:y="2.691cm">
          <draw:image xlink:href="Pictures/10000000000005E8000007E03557603B2AC0500F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0-27T15:03:16.449104839</dc:date>
    <meta:editing-duration>PT3M35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